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LIS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juliaformatter over every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7-03T08:38:06.025952986</meta:creation-date>
    <dc:date>2023-07-03T08:59:37.055046963</dc:date>
    <dc:creator>Graham Stark</dc:creator>
    <meta:editing-duration>PT21M30S</meta:editing-duration>
    <meta:editing-cycles>3</meta:editing-cycles>
    <meta:generator>LibreOffice/7.3.7.2$Linux_X86_64 LibreOffice_project/30$Build-2</meta:generator>
    <meta:document-statistic meta:table-count="1" meta:cell-count="5" meta:object-count="0"/>
  </office:meta>
</office:document-meta>
</file>